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xedVersionStrategyTests.remove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VersionStrategyTests.addVersionRelativ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xedVersionStrategyTests.add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VersionStrategyTests.emptyPrefix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xedVersionStrategyTests.extrac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xedVersionStrategy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